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my Baked Mashed Potatoes</text:p>
      <text:p text:style-name="P6">Makes: <text:s/>8 to 10 servings</text:p>
      <text:p text:style-name="P3"/>
      <text:p text:style-name="P1">Ingredients</text:p>
      <text:p text:style-name="P2"><text:s/>5 <text:s/>pounds Yukon Gold potatoes</text:p>
      <text:p text:style-name="P2"><text:s/>3 <text:s/>½ cups chicken broth</text:p>
      <text:p text:style-name="P2"><text:s/>2 <text:s/>(8 oz. each) crème fraiche or 6 ounces cream cheese</text:p>
      <text:p text:style-name="P2"><text:s text:c="5"/>mixed with 1 cup sour cream</text:p>
      <text:p text:style-name="P2"><text:s text:c="5"/>Salt and pepper</text:p>
      <text:p text:style-name="P2"><text:s/>2 <text:s/>tablespons chopped fresh chives</text:p>
      <text:p text:style-name="P2"/>
      <text:p text:style-name="P1">Directions</text:p>
      <text:list xml:id="list1149324369" text:style-name="L1">
        <text:list-item>
          <text:p text:style-name="P4">Rinse potatoes, peel, and cut into 1 to 2-inch chunks. <text:s/>In a 5- to 6-quart pan, combine potatoes and broth. <text:s/>Cover and bring to boil on high heat. Simmer until potatoes are tender enough to mash easily, about 25 minutes. Drain potatoes in a colander over a bowl; save broth.</text:p>
        </text:list-item>
        <text:list-item>
          <text:p text:style-name="P4">Add crème fraiche to potatoes. <text:s/>With an electric mixer, mash potatoes until smooth. <text:s/>Add enough reserved broth to make potatoes as creamy as you like (potatoes will stiffen as they sit, so add a bit more than you think necessary. <text:s/>Add salt and pepper to taste.</text:p>
        </text:list-item>
        <text:list-item>
          <text:p text:style-name="P4">Scoop potatoes into a shallow 3-quart casserole. <text:s/>About 15 minutes before serving, adjust oven racks and put potatoes in oven at 475 degrees to brown lightly. <text:s/>Serve potatoes sprinkled with chives.</text:p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1-15T14:19:51</meta:creation-date>
    <dc:date>2013-11-25T18:33:03</dc:date>
    <dc:creator>Robert Houk</dc:creator>
    <meta:editing-duration>PT00H03M59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14" meta:word-count="176" meta:character-count="1007"/>
  </office:meta>
</office:document-meta>
</file>